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ans1" fo:font-size="12pt" officeooo:rsid="0002530f" officeooo:paragraph-rsid="000e8fc5" style:font-size-asian="12pt" style:font-size-complex="12pt"/>
    </style:style>
    <style:style style:name="P2" style:family="paragraph" style:parent-style-name="Standard">
      <style:paragraph-properties fo:text-align="start" style:justify-single-word="false"/>
      <style:text-properties style:font-name="Liberation Sans1" fo:font-size="12pt" officeooo:rsid="0016332f" officeooo:paragraph-rsid="000e8fc5" style:font-size-asian="12pt" style:font-size-complex="12pt"/>
    </style:style>
    <style:style style:name="P3" style:family="paragraph" style:parent-style-name="Standard">
      <style:paragraph-properties fo:text-align="start" style:justify-single-word="false"/>
      <style:text-properties style:font-name="Liberation Sans1" fo:font-size="12pt" officeooo:rsid="000e8fc5" officeooo:paragraph-rsid="000e8fc5" style:font-size-asian="12pt" style:font-size-complex="12pt"/>
    </style:style>
    <style:style style:name="P4" style:family="paragraph" style:parent-style-name="Standard">
      <style:paragraph-properties fo:margin-left="0.4925in" fo:margin-right="0in" fo:text-align="start" style:justify-single-word="false" fo:text-indent="0in" style:auto-text-indent="false"/>
      <style:text-properties style:font-name="Liberation Sans1" fo:font-size="12pt" officeooo:rsid="000e8fc5" officeooo:paragraph-rsid="000e8fc5" style:font-size-asian="12pt" style:font-size-complex="12pt"/>
    </style:style>
    <style:style style:name="P5" style:family="paragraph" style:parent-style-name="Standard">
      <style:paragraph-properties fo:margin-left="0in" fo:margin-right="0in" fo:text-align="start" style:justify-single-word="false" fo:text-indent="0in" style:auto-text-indent="false"/>
      <style:text-properties style:font-name="Liberation Sans1" fo:font-size="12pt" officeooo:rsid="000e8fc5" officeooo:paragraph-rsid="000e8fc5" style:font-size-asian="12pt" style:font-size-complex="12pt"/>
    </style:style>
    <style:style style:name="P6" style:family="paragraph" style:parent-style-name="Standard">
      <style:paragraph-properties fo:text-align="start" style:justify-single-word="false"/>
      <style:text-properties style:font-name="Liberation Sans1" fo:font-size="12pt" officeooo:rsid="000e8fc5" officeooo:paragraph-rsid="0014d7b2" style:font-size-asian="12pt" style:font-size-complex="12pt"/>
    </style:style>
    <style:style style:name="P7" style:family="paragraph" style:parent-style-name="Standard">
      <style:paragraph-properties fo:margin-left="0in" fo:margin-right="0in" fo:text-align="start" style:justify-single-word="false" fo:text-indent="0in" style:auto-text-indent="false"/>
      <style:text-properties style:font-name="Liberation Sans1" fo:font-size="12pt" officeooo:rsid="0012e09f" officeooo:paragraph-rsid="0012e09f" style:font-size-asian="12pt" style:font-size-complex="12pt"/>
    </style:style>
    <style:style style:name="P8" style:family="paragraph" style:parent-style-name="Standard">
      <style:paragraph-properties fo:text-align="start" style:justify-single-word="false"/>
      <style:text-properties style:font-name="Liberation Sans1" fo:font-size="12pt" officeooo:rsid="00137f72" officeooo:paragraph-rsid="00137f72" style:font-size-asian="12pt" style:font-size-complex="12pt"/>
    </style:style>
    <style:style style:name="P9" style:family="paragraph" style:parent-style-name="Standard">
      <style:paragraph-properties fo:text-align="start" style:justify-single-word="false"/>
      <style:text-properties style:font-name="Liberation Sans1" fo:font-size="12pt" officeooo:rsid="00152793" officeooo:paragraph-rsid="00152793" style:font-size-asian="12pt" style:font-size-complex="12pt"/>
    </style:style>
    <style:style style:name="P10" style:family="paragraph" style:parent-style-name="Standard">
      <style:paragraph-properties fo:text-align="start" style:justify-single-word="false"/>
      <style:text-properties style:font-name="Liberation Sans1" fo:font-size="12pt" officeooo:rsid="00166b4b" officeooo:paragraph-rsid="00166b4b" style:font-size-asian="12pt" style:font-size-complex="12pt"/>
    </style:style>
    <style:style style:name="P11" style:family="paragraph" style:parent-style-name="Standard">
      <style:paragraph-properties fo:text-align="start" style:justify-single-word="false"/>
      <style:text-properties style:font-name="Liberation Sans1" fo:font-size="12pt" officeooo:rsid="00166b4b" officeooo:paragraph-rsid="001c08cf" style:font-size-asian="12pt" style:font-size-complex="12pt"/>
    </style:style>
    <style:style style:name="P12" style:family="paragraph" style:parent-style-name="Standard">
      <style:paragraph-properties fo:text-align="start" style:justify-single-word="false" fo:break-before="page"/>
      <style:text-properties style:font-name="Liberation Sans1" fo:font-size="12pt" officeooo:rsid="00166b4b" officeooo:paragraph-rsid="001c08cf" style:font-size-asian="12pt" style:font-size-complex="12pt"/>
    </style:style>
    <style:style style:name="P13" style:family="paragraph" style:parent-style-name="Standard">
      <style:paragraph-properties fo:text-align="start" style:justify-single-word="false"/>
      <style:text-properties style:font-name="Liberation Sans1" fo:font-size="12pt" officeooo:rsid="00166b4b" officeooo:paragraph-rsid="001cf3c0" style:font-size-asian="12pt" style:font-size-complex="12pt"/>
    </style:style>
    <style:style style:name="P14" style:family="paragraph" style:parent-style-name="Standard">
      <style:paragraph-properties fo:text-align="start" style:justify-single-word="false"/>
      <style:text-properties style:font-name="Liberation Sans1" fo:font-size="12pt" officeooo:rsid="001a4d73" officeooo:paragraph-rsid="00152793" style:font-size-asian="12pt" style:font-size-complex="12pt"/>
    </style:style>
    <style:style style:name="P15" style:family="paragraph" style:parent-style-name="Standard">
      <style:paragraph-properties fo:text-align="start" style:justify-single-word="false"/>
      <style:text-properties style:font-name="Liberation Sans1" fo:font-size="12pt" officeooo:rsid="001c08cf" officeooo:paragraph-rsid="001c08cf" style:font-size-asian="12pt" style:font-size-complex="12pt"/>
    </style:style>
    <style:style style:name="P16" style:family="paragraph" style:parent-style-name="Standard">
      <style:paragraph-properties fo:text-align="start" style:justify-single-word="false"/>
      <style:text-properties style:font-name="Liberation Sans1" fo:font-size="12pt" officeooo:rsid="001cf3c0" officeooo:paragraph-rsid="001cf3c0" style:font-size-asian="12pt" style:font-size-complex="12pt"/>
    </style:style>
    <style:style style:name="P17" style:family="paragraph" style:parent-style-name="Standard">
      <style:paragraph-properties fo:margin-left="0in" fo:margin-right="0in" fo:text-align="start" style:justify-single-word="false" fo:text-indent="0in" style:auto-text-indent="false"/>
      <style:text-properties style:font-name="Liberation Sans1" fo:font-size="12pt" officeooo:rsid="001f3043" officeooo:paragraph-rsid="001f3043" style:font-size-asian="12pt" style:font-size-complex="12pt"/>
    </style:style>
    <style:style style:name="P18" style:family="paragraph" style:parent-style-name="Standard">
      <style:paragraph-properties fo:text-align="start" style:justify-single-word="false"/>
      <style:text-properties style:font-name="Liberation Sans1" fo:font-size="12pt" fo:font-weight="bold" officeooo:rsid="000e8fc5" officeooo:paragraph-rsid="000e8fc5" style:font-size-asian="12pt" style:font-weight-asian="bold" style:font-size-complex="12pt"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Liberation Sans1" fo:font-size="12pt" fo:font-weight="bold" officeooo:rsid="0012e09f" officeooo:paragraph-rsid="0012e09f" style:font-size-asian="12pt" style:font-weight-asian="bold" style:font-size-complex="12pt" style:font-weight-complex="bold"/>
    </style:style>
    <style:style style:name="P20" style:family="paragraph" style:parent-style-name="Standard">
      <style:paragraph-properties fo:margin-left="0in" fo:margin-right="0in" fo:text-align="start" style:justify-single-word="false" fo:text-indent="0in" style:auto-text-indent="false" fo:break-before="page"/>
      <style:text-properties style:font-name="Liberation Sans1" fo:font-size="12pt" fo:font-weight="bold" officeooo:rsid="0012e09f" officeooo:paragraph-rsid="0012e09f" style:font-size-asian="12pt" style:font-weight-asian="bold" style:font-size-complex="12pt" style:font-weight-complex="bold"/>
    </style:style>
    <style:style style:name="P21" style:family="paragraph" style:parent-style-name="Standard">
      <style:paragraph-properties fo:margin-left="0in" fo:margin-right="0in" fo:text-align="start" style:justify-single-word="false" fo:text-indent="0in" style:auto-text-indent="false"/>
      <style:text-properties style:font-name="Liberation Sans1" fo:font-size="12pt" fo:font-weight="bold" officeooo:rsid="0012e09f" officeooo:paragraph-rsid="001f3043"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Liberation Sans1" fo:font-size="12pt" fo:font-weight="bold" officeooo:rsid="00166b4b" officeooo:paragraph-rsid="000e8fc5"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ans1" fo:font-size="12pt" fo:font-weight="bold" officeooo:rsid="001c08cf" officeooo:paragraph-rsid="001c08cf" style:font-size-asian="12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ans1" fo:font-size="12pt" fo:font-weight="bold" officeooo:rsid="00101c73" officeooo:paragraph-rsid="00101c73"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ans1" fo:font-size="12pt" fo:font-weight="normal" officeooo:rsid="00101c73" officeooo:paragraph-rsid="00101c7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Liberation Sans1" fo:font-size="12pt" fo:font-weight="normal" officeooo:rsid="0012e09f" officeooo:paragraph-rsid="0012e09f" style:font-size-asian="10.5pt" style:font-weight-asian="normal" style:font-size-complex="12pt" style:font-weight-complex="normal"/>
    </style:style>
    <style:style style:name="P27"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2e09f" style:font-size-asian="10.5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fo:break-before="page"/>
      <style:text-properties style:font-name="Liberation Sans1" fo:font-size="12pt" fo:font-weight="normal" officeooo:rsid="0012e09f" officeooo:paragraph-rsid="0012e09f" style:font-size-asian="10.5pt" style:font-weight-asian="normal" style:font-size-complex="12pt" style:font-weight-complex="normal"/>
    </style:style>
    <style:style style:name="P29"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cf3c0" style:font-size-asian="10.5pt" style:font-weight-asian="normal" style:font-size-complex="12pt" style:font-weight-complex="normal"/>
    </style:style>
    <style:style style:name="P30"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f3043" style:font-size-asian="10.5pt" style:font-weight-asian="normal" style:font-size-complex="12pt"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37f72" officeooo:paragraph-rsid="00137f72" style:font-size-asian="10.5pt" style:font-weight-asian="normal" style:font-size-complex="12pt"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cf3c0" officeooo:paragraph-rsid="001cf3c0"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Liberation Sans1" fo:font-size="12pt" fo:font-weight="normal" officeooo:rsid="001a4d73" officeooo:paragraph-rsid="00101c73" style:font-size-asian="10.5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2e09f"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ans1" fo:font-size="12pt" fo:font-weight="normal" officeooo:rsid="001c08cf" officeooo:paragraph-rsid="001c08cf" style:font-size-asian="12pt" style:font-weight-asian="normal" style:font-size-complex="12pt" style:font-weight-complex="normal"/>
    </style:style>
    <style:style style:name="P36"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f3043" officeooo:paragraph-rsid="001f3043" style:font-size-asian="12pt" style:font-weight-asian="normal" style:font-size-complex="12pt" style:font-weight-complex="normal"/>
    </style:style>
    <style:style style:name="P37" style:family="paragraph" style:parent-style-name="Standard">
      <style:paragraph-properties fo:text-align="start" style:justify-single-word="false" fo:break-before="page"/>
      <style:text-properties style:font-name="Liberation Sans1" fo:font-size="18pt" fo:font-weight="bold" officeooo:rsid="000e8fc5" officeooo:paragraph-rsid="000e8fc5" style:font-size-asian="18pt" style:font-weight-asian="bold" style:font-size-complex="18pt" style:font-weight-complex="bold"/>
    </style:style>
    <style:style style:name="P38" style:family="paragraph" style:parent-style-name="Standard">
      <style:paragraph-properties fo:margin-left="0in" fo:margin-right="0in" fo:text-align="start" style:justify-single-word="false" fo:text-indent="0in" style:auto-text-indent="false"/>
      <style:text-properties style:font-name="Liberation Sans1" fo:font-size="18pt" fo:font-weight="bold" officeooo:rsid="000e8fc5" officeooo:paragraph-rsid="0012e09f" style:font-size-asian="18pt" style:font-weight-asian="bold" style:font-size-complex="18pt" style:font-weight-complex="bold"/>
    </style:style>
    <style:style style:name="P39" style:family="paragraph" style:parent-style-name="Standard">
      <style:paragraph-properties fo:margin-left="0in" fo:margin-right="0in" fo:text-align="start" style:justify-single-word="false" fo:text-indent="0in" style:auto-text-indent="false" fo:break-before="page"/>
      <style:text-properties style:font-name="Liberation Sans1" fo:font-size="18pt" fo:font-weight="bold" officeooo:rsid="000e8fc5" officeooo:paragraph-rsid="0012e09f" style:font-size-asian="18pt" style:font-weight-asian="bold" style:font-size-complex="18pt" style:font-weight-complex="bold"/>
    </style:style>
    <style:style style:name="P40" style:family="paragraph" style:parent-style-name="Standard">
      <style:paragraph-properties fo:text-align="start" style:justify-single-word="false" fo:break-before="page"/>
      <style:text-properties style:font-name="Liberation Sans1" fo:font-size="18pt" fo:font-weight="bold" officeooo:rsid="00101c73" officeooo:paragraph-rsid="00101c73" style:font-size-asian="18pt" style:font-weight-asian="bold" style:font-size-complex="18pt" style:font-weight-complex="bold"/>
    </style:style>
    <style:style style:name="P41" style:family="paragraph" style:parent-style-name="Standard">
      <style:paragraph-properties fo:margin-left="0in" fo:margin-right="0in" fo:text-align="start" style:justify-single-word="false" fo:text-indent="0in" style:auto-text-indent="false" fo:break-before="page"/>
      <style:text-properties style:font-name="Liberation Sans1" fo:font-size="18pt" fo:font-weight="bold" officeooo:rsid="0012e09f" officeooo:paragraph-rsid="0012e09f" style:font-size-asian="15.75pt" style:font-weight-asian="bold" style:font-size-complex="18pt" style:font-weight-complex="bold"/>
    </style:style>
    <style:style style:name="P42" style:family="paragraph" style:parent-style-name="Standard">
      <style:text-properties fo:font-size="18pt" fo:font-weight="bold" officeooo:rsid="000e8fc5" officeooo:paragraph-rsid="000e8fc5" style:font-size-asian="18pt" style:font-weight-asian="bold" style:font-size-complex="18pt" style:font-weight-complex="bold"/>
    </style:style>
    <style:style style:name="P43" style:family="paragraph" style:parent-style-name="Standard">
      <style:paragraph-properties fo:margin-left="0in" fo:margin-right="0in" fo:text-align="start" style:justify-single-word="false" fo:text-indent="0in" style:auto-text-indent="false"/>
      <style:text-properties style:font-name="Liberation Sans1" fo:font-size="12pt" fo:font-weight="bold" officeooo:rsid="001f3043" officeooo:paragraph-rsid="001f3043" style:font-size-asian="12pt" style:font-weight-asian="bold" style:font-size-complex="12pt" style:font-weight-complex="bold"/>
    </style:style>
    <style:style style:name="P44" style:family="paragraph" style:parent-style-name="Standard">
      <style:paragraph-properties fo:margin-left="0in" fo:margin-right="0in" fo:text-align="start" style:justify-single-word="false" fo:text-indent="0in" style:auto-text-indent="false"/>
      <style:text-properties style:font-name="Liberation Sans1" fo:font-size="12pt" fo:font-weight="bold" officeooo:rsid="001ff3be" officeooo:paragraph-rsid="001ff3be" style:font-size-asian="10.5pt" style:font-weight-asian="bold" style:font-size-complex="12pt" style:font-weight-complex="bold"/>
    </style:style>
    <style:style style:name="P45"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f3043" officeooo:paragraph-rsid="001f3043" style:font-size-asian="10.5pt" style:font-weight-asian="normal" style:font-size-complex="12pt" style:font-weight-complex="normal"/>
    </style:style>
    <style:style style:name="P46" style:family="paragraph" style:parent-style-name="Standard">
      <style:paragraph-properties fo:margin-left="0in" fo:margin-right="0in" fo:text-align="start" style:justify-single-word="false" fo:text-indent="0in" style:auto-text-indent="false" fo:break-before="page"/>
      <style:text-properties style:font-name="Liberation Sans1" fo:font-size="12pt" fo:font-weight="normal" officeooo:rsid="0012e09f" officeooo:paragraph-rsid="0012e09f" style:font-size-asian="10.5pt" style:font-weight-asian="normal" style:font-size-complex="12pt" style:font-weight-complex="normal"/>
    </style:style>
    <style:style style:name="P47"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2e09f" officeooo:paragraph-rsid="001ff3be" style:font-size-asian="10.5pt" style:font-weight-asian="normal" style:font-size-complex="12pt" style:font-weight-complex="normal"/>
    </style:style>
    <style:style style:name="P48"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ff3be" officeooo:paragraph-rsid="0012e09f" style:font-size-asian="10.5pt" style:font-weight-asian="normal" style:font-size-complex="12pt" style:font-weight-complex="normal"/>
    </style:style>
    <style:style style:name="P49" style:family="paragraph" style:parent-style-name="Standard">
      <style:paragraph-properties fo:margin-left="0in" fo:margin-right="0in" fo:text-align="start" style:justify-single-word="false" fo:text-indent="0in" style:auto-text-indent="false"/>
      <style:text-properties style:font-name="Liberation Sans1" fo:font-size="12pt" fo:font-weight="normal" officeooo:rsid="001ff3be" officeooo:paragraph-rsid="001ff3be" style:font-size-asian="10.5pt" style:font-weight-asian="normal" style:font-size-complex="12pt" style:font-weight-complex="normal"/>
    </style:style>
    <style:style style:name="T1" style:family="text">
      <style:text-properties officeooo:rsid="0011510e"/>
    </style:style>
    <style:style style:name="T2" style:family="text">
      <style:text-properties officeooo:rsid="00137f72"/>
    </style:style>
    <style:style style:name="T3" style:family="text">
      <style:text-properties officeooo:rsid="0014d7b2"/>
    </style:style>
    <style:style style:name="T4" style:family="text">
      <style:text-properties officeooo:rsid="00152793"/>
    </style:style>
    <style:style style:name="T5" style:family="text">
      <style:text-properties fo:font-weight="bold" style:font-weight-asian="bold" style:font-weight-complex="bold"/>
    </style:style>
    <style:style style:name="T6" style:family="text">
      <style:text-properties fo:font-weight="bold" officeooo:rsid="001a4d73" style:font-weight-asian="bold" style:font-weight-complex="bold"/>
    </style:style>
    <style:style style:name="T7" style:family="text">
      <style:text-properties fo:font-weight="bold" officeooo:rsid="001c08cf" style:font-weight-asian="bold" style:font-weight-complex="bold"/>
    </style:style>
    <style:style style:name="T8" style:family="text">
      <style:text-properties fo:font-weight="bold" officeooo:rsid="001cf3c0" style:font-weight-asian="bold" style:font-weight-complex="bold"/>
    </style:style>
    <style:style style:name="T9" style:family="text">
      <style:text-properties officeooo:rsid="00166b4b"/>
    </style:style>
    <style:style style:name="T10" style:family="text">
      <style:text-properties fo:font-weight="normal" style:font-weight-asian="normal" style:font-weight-complex="normal"/>
    </style:style>
    <style:style style:name="T11" style:family="text">
      <style:text-properties officeooo:rsid="0017289d"/>
    </style:style>
    <style:style style:name="T12" style:family="text">
      <style:text-properties officeooo:rsid="001859d3"/>
    </style:style>
    <style:style style:name="T13" style:family="text">
      <style:text-properties officeooo:rsid="001a4d73"/>
    </style:style>
    <style:style style:name="T14" style:family="text">
      <style:text-properties officeooo:rsid="001c08cf"/>
    </style:style>
    <style:style style:name="T15" style:family="text">
      <style:text-properties officeooo:rsid="001cf3c0"/>
    </style:style>
    <style:style style:name="T16" style:family="text">
      <style:text-properties officeooo:rsid="001f3043"/>
    </style:style>
    <style:style style:name="T17" style:family="text">
      <style:text-properties officeooo:rsid="001ff3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ACTYK (should) Affix Captions To Your Kitten Scripting Engine</text:p>
      <text:p text:style-name="P1">An experimental <text:span text:style-name="T2">scripting engine</text:span></text:p>
      <text:p text:style-name="P2">Author/Developer: <text:s/>Jonathan Hart</text:p>
      <text:p text:style-name="P2"/>
      <text:p text:style-name="P18">Intent</text:p>
      <text:p text:style-name="P3">This is a private research project wherein the aim is to design a scripting engine which rectifies perceived security issues with other scripting solutions, and possibly to propose the result for further study under a more formal context. <text:s/></text:p>
      <text:p text:style-name="P3"/>
      <text:p text:style-name="P8">And, failing that, the project was at least an excellent way to learn low-level programming.</text:p>
      <text:p text:style-name="P3"/>
      <text:p text:style-name="P3">The perceived issues with standard scripting solutions an predictable results from just-in-time compilation, a close coupling between the native context and sandboxed context large/complex libraries of builtin functions or other executable behavior which may be accessed direct<text:span text:style-name="T3">ly</text:span> or manipulated indirectly from a script, and a scripting language with complex rules and an equivalently complex scripting engine to handle it. <text:s/>Moreover, at the outset of the project, the simple act of using just-in-compilation in a scripting engine was considered suspect (though further insight obtained while developing the project suggested that dynamic compilation can enable additional countermeasures).</text:p>
      <text:p text:style-name="P3"/>
      <text:p text:style-name="P18"><text:span text:style-name="T12">D</text:span>isclaimer</text:p>
      <text:p text:style-name="P3">As a private research project, deployment in any security-sensitive context is not recommended -- this has not been subject to the same heavy scrutin<text:span text:style-name="T3">i</text:span>zation which all security software ought to be subject to, and so, for the time being, should not be trusted.</text:p>
      <text:p text:style-name="P3"/>
      <text:p text:style-name="P3"/>
      <text:p text:style-name="P3"/>
      <text:p text:style-name="P40">Security Features</text:p>
      <text:p text:style-name="P25"/>
      <text:p text:style-name="P26">Disclaimer: <text:s/>All claims about security here are only a declaration of intention. <text:s/>Nothing here has been subject to audit, nor does its author have any relevant credentials (the operating understanding with regards to vulnerabilities and mitigations is a private assessment of the public discourse on the Internet). <text:s/>If the ideas gain traction and the project gains backing, then a basis for deployment in real-world context may be established. <text:s/>But until and unless that happens, please don't.</text:p>
      <text:p text:style-name="P25"/>
      <text:p text:style-name="P24">Aggressive Binary Executable Randomization</text:p>
      <text:p text:style-name="P25">The program instructions are randomly permuted prior to assembly.</text:p>
      <text:p text:style-name="P25">Instruction immedi<text:span text:style-name="T3">a</text:span>te operands are to be scrambled<text:span text:style-name="T16">.</text:span> <text:s/>The scrambling is accomplished by selecting a random integer [prior to assembly] and mixing it with a script-specified operand. <text:s/>The random integer and the mixed integer are to be stored as immediate operands in the assembly. <text:s/>The assembly code for unscrambling the integer is to re-combine the random and mixed values to obtain the actual operand. <text:s/></text:p>
      <text:p text:style-name="P25"/>
      <text:p text:style-name="P25">The intent of the executable randomization is to limit the usefulness of exploitable defects (either in the hot application or in the virtual machine) which could potentially cause flow control to jump to locations within executable memory (specifically, to reduce or eliminate the effectiveness of JIT spraying and other such attacks).</text:p>
      <text:p text:style-name="P25"/>
      <text:p text:style-name="P24">Sidelined Stack</text:p>
      <text:p text:style-name="P25">When control is passed to the virtual machine, the content of stack registers is transferred to a data structure. <text:s/>Register content is <text:span text:style-name="T16">removed or to be </text:span>replaced with values known to be small. <text:s/>When returning or when calling into native code [from the virtual machine], the stack registers are to be reloaded to restore the native context. <text:s/></text:p>
      <text:p text:style-name="P25"/>
      <text:p text:style-name="P25">The intent of this is to <text:span text:style-name="T16">convert any</text:span> unexpected manipulation of the stack <text:span text:style-name="T16">into a</text:span> segmentation fault (specif<text:span text:style-name="T3">i</text:span>cally to prevent attacks involving stack corruption, or more technically, to increase the complexity of such attacks by gating it behind register/memory access operations).</text:p>
      <text:p text:style-name="P25"/>
      <text:p text:style-name="P24">Global Register Allocation / Typing </text:p>
      <text:p text:style-name="P25">Each CPU register is assigned a specific role, and that role is the same for every program instruction. <text:s/>One register holds a reference to the context data structure (it is never changed and there are no instructions available to a script to read or write to it). <text:s/>Two index registers are used to store abstract references to program instructions (These are always small values, and the stack registers are used). <text:s/>Address registers only hold addresses. <text:s/>Temp registers have arbitrary content, but are cleared after each instruction (resetting temp registers is arguably unneeded, as instructions do not read them before writing, but this is more about minimizing unnecessary state transitions). <text:s/>Data registers have arbitrary content which is persist<text:span text:style-name="T3">e</text:span>nt. <text:s/></text:p>
      <text:p text:style-name="P25"/>
      <text:p text:style-name="P25">The purpose of global register allocation is two-fold. <text:s/>The main purpose is to ensure virtual machine state is valid if a script jumps between instructions arbitrarily (this can be done with the prototype virtual ISA "fastbranch" instruction). <text:s/>Another purpose is to reduce the chances of type confusion from *arbitrary invalid jumps. <text:s/>A third purpose is to help stabilize the assembly code and keep things understandable. <text:s/></text:p>
      <text:p text:style-name="P24"><text:soft-page-break/>Minimalism</text:p>
      <text:p text:style-name="P25">The aim is to keep a small codebase, to keep dependencies minimal, and to defer as many responsibilities as possible to the sandboxed context (mainly implementation of any high-level scripting language(s)). <text:s/>There only interaction with anything outside of the sandbox is through interfaces provided by the host applic<text:span text:style-name="T3">ati</text:span>on.</text:p>
      <text:p text:style-name="P25"/>
      <text:p text:style-name="P25">The intent of minimalism is to ensure the project may feasibly be audited for security issues by individuals and small teams.</text:p>
      <text:p text:style-name="P25"/>
      <text:p text:style-name="P25">The minimalism is possibly violated by dependency on an Assembler, though since it is templatized assembly (not arbitrary assembly), and it is run on a separate system process, an exception<text:span text:style-name="T1"> with explanation</text:span> may be reasonable. <text:s/>The Assembler dependency can be removed at the cost of either having to implement a minimal Assembler, or of having to switch from templatized assembly (string templates) to machine code synthesis (binary templates).</text:p>
      <text:p text:style-name="P25"/>
      <text:p text:style-name="P25">cloc says I have about 5000 lines of code (test code excluded). <text:s/>I think this is too high.</text:p>
      <text:p text:style-name="P25">cloc says Lua 5.4.4 is near 20000 lines of code, and a cursory inspection revealed non-trivial behavior implemented in macros. <text:s/>That freaked me out a little when thinking about embedding it in a project, and was somewhat of an impetus to start this project.</text:p>
      <text:p text:style-name="P25"/>
      <text:p text:style-name="P25">WebAssembly probably would have been a much better language to consider using as a scripting engine, but this project was well-underway before I thought to consider it, and I was starting to get decent results on subjective performance tests.</text:p>
      <text:p text:style-name="P33"/>
      <text:p text:style-name="P37">TACTYK Primary Components</text:p>
      <text:p text:style-name="P3"/>
      <text:p text:style-name="P3">At its core, Tactyk consists of a Virtual Instruction Set Architecture, an Emit Interface, a Programming Language, and a Virtual Machine.<text:line-break/></text:p>
      <text:p text:style-name="P3">TACTYK relies on an external Assembler (currently Network Assembler) to build the binary executables, as well as the operating system memory management interface to use the generated binary executables.</text:p>
      <text:p text:style-name="P3"/>
      <text:p text:style-name="P3">Additionally, there may from time to time be a reference to a "host application". <text:s/>The host application is the native application which uses tactyk as a scripting engine. <text:s/>As Tactyk is currently only in prototype stage, there is no host application , so all references to a host application indicate only that it is intended that tactyk should be used as a software component. <text:s/>(alternatively, the prototype's main function arguably may be regarded as the h<text:span text:style-name="T3">os</text:span>t application)</text:p>
      <text:p text:style-name="P37">Virtual Instruction Set Architecture</text:p>
      <text:p text:style-name="P3">This is a configuration specifying what the Emit Interface does. <text:s/>It defines the behavior of each operation which a program may run. <text:s/>Each operation has a distinct definition. <text:s/>An operation definition specifies a series of operand specifications, and collection of templatized assembly language fragments. <text:s/>The per-operand specification declares how individual tokens from program code are handled a<text:span text:style-name="T4">nd [where needed] includes</text:span> supplemental data (assembly template selection for major variants, string replacement against the selected assembly language template for minor variants, which registers may be referenced by an operand, whether or not an operand may be an immediate value and any constraints to apply, and which symbol table(s) may be referenced). <text:s/></text:p>
      <text:p text:style-name="P3"/>
      <text:p text:style-name="P3">Assem<text:span text:style-name="T3">b</text:span>ly language templates are used to allow an instruction to have major variations. <text:s/>Mainly this is to account for differences like the distinction between using the content of a register or an immediate value versus fetching some value out of memory and using it. <text:s/>For example, the distinction (at least in Assembly Language) between register value and an immediate value is pretty minor, but memory access (especially dynamic memory access) tends to require the inclusion of additional code for memory safety (the prototype mostly simulates a load-store architecture, so this specific example does not directly apply to the prototype). <text:s/></text:p>
      <text:p text:style-name="P3"/>
      <text:p text:style-name="P9">The Virtual ISA is loaded from a configuration file. <text:s/>Virtual ISA configuration file is a formal specification, written in a domain-specific language which is designed to resemble a simple structured configuration file. <text:s/>Configuration is handled generally by parsing it to generate a hi<text:span text:style-name="T11">e</text:span>rarchical data structure, then treating the top-level components of the result as subroutines (to be executed by interpretation). <text:s/>There are 4 major classes of subroutines, which are distinguished <text:span text:style-name="T9">mainly </text:span>by the context in which they are executed: <text:s/></text:p>
      <text:p text:style-name="P14"/>
      <text:p text:style-name="P9"><text:span text:style-name="T5">instruction</text:span><text:span text:style-name="T8"> &lt;name&gt;</text:span><text:span text:style-name="T5">:</text:span> One of these are executed for each script command to compile</text:p>
      <text:p text:style-name="P9"><text:span text:style-name="T5">type</text:span><text:span text:style-name="T6">spec</text:span><text:span text:style-name="T8"> &lt;name&gt;</text:span><text:span text:style-name="T5">:</text:span> <text:s/>Specifies how a type of operand are handled. <text:s/>This performs one of the following operations, then binds the result to a name (which may either be inserted into assembly through code rewriting, or may be used as input into other operators):</text:p>
      <text:p text:style-name="P9"><text:tab/>select a pre-defined text fragment</text:p>
      <text:p text:style-name="P9"><text:tab/>resolve a symbol table entry</text:p>
      <text:p text:style-name="P9"><text:tab/>parse data</text:p>
      <text:p text:style-name="P9"><text:span text:style-name="T6">sub</text:span><text:span text:style-name="T7">routine</text:span><text:span text:style-name="T8"> &lt;name&gt;</text:span><text:span text:style-name="T5">:</text:span> <text:s/>A<text:span text:style-name="T14"> </text:span>subroutine which may be invoked <text:span text:style-name="T14">by name from any other subroutine</text:span></text:p>
      <text:p text:style-name="P15"><text:span text:style-name="T5">settings: </text:span><text:s/>Specifies the content of the global variable table.</text:p>
      <text:p text:style-name="P3"/>
      <text:p text:style-name="P10">Actual subroutine functionality is handled by the emit interface with a collection of operators (described in the "Emit Interface" section).</text:p>
      <text:p text:style-name="P37">Emit Interface</text:p>
      <text:p text:style-name="P3">The emit interface accepts program code one instruction at a time and uses its configured definitions to transform the program into Assembly Language. <text:s/>Upon completion of the program, the emit interface performs post-processing operations, then invokes an Assembler to generate a binary executable and symbol table, loads the binary into executable memory, and<text:span text:style-name="T4"> places the </text:span>instruction addresses<text:span text:style-name="T4"> for each program instruction into a jump table</text:span> (all program instructions, not just declared entry points). <text:s/></text:p>
      <text:p text:style-name="P22"/>
      <text:p text:style-name="P10">The transformation of program code to assembly code is accomplished by invoking subroutines. <text:s/>Each subroutine consists of a h<text:span text:style-name="T11">ie</text:span>rarchical set of operators<text:span text:style-name="T13">. <text:s/>Each operator represents an internal TACTYK function, and the set of all nested operators is a subroutine. <text:s/></text:span>Data is shared between op<text:span text:style-name="T11">er</text:span>ators (and between subroutines) through a shared local context.</text:p>
      <text:p text:style-name="P10"/>
      <text:p text:style-name="P10">The operators are as follows:</text:p>
      <text:p text:style-name="P13"/>
      <text:p text:style-name="P13"><text:span text:style-name="T7">$&lt;variable&gt; &lt;text&gt;:</text:span><text:span text:style-name="T14"> <text:s/>Use string interpolation to resolve the context of &lt;text&gt; and assign it to a local variable ($&lt;variable&gt;). <text:s/>String interpolation is performed by searching for variables which appear within &lt;text&gt; and replacing them with values from local or globla variables. <text:s/>Variable names within &lt;text&gt; begin with '$' and end immediately prior to an invalid identifier char (valid chars are anything in the following sets: <text:s/>[a-z] [A-Z] [0-9] [._]). <text:s/>This is also the default operation. <text:s/></text:span></text:p>
      <text:p text:style-name="P13"/>
      <text:p text:style-name="P15"><text:span text:style-name="T5">operand: </text:span><text:s/>Fetches the next operand from the program code. <text:s/></text:p>
      <text:p text:style-name="P11"><text:span text:style-name="T7">type</text:span><text:span text:style-name="T5">: </text:span><text:s/><text:span text:style-name="T14">Execute a series of type specifiers </text:span>(defined by top-level "type" operators in the virtual ISA). <text:s/><text:span text:style-name="T14">Each type specifier reads the fetched operand. <text:s/>If the operand is recognized, the type specifier "claims" the operand, appends an identifier to the code selector, and writes context-specific properties to the local variables. <text:s/>The "type" operator exits when the first type specifier accepts the operand. <text:s/>If no type specifier accepts the opreand, then this operation fails and terminates program compilation.</text:span></text:p>
      <text:p text:style-name="P11"><text:span text:style-name="T7">int-operand:</text:span><text:span text:style-name="T14"> <text:s/>Attempt to convert the fetched opreand to an integer. <text:s/>If the parse is successful, the operand literal is assigned to $VALUE (and yes, this is a kludge).</text:span></text:p>
      <text:p text:style-name="P11"><text:span text:style-name="T7">label:</text:span><text:span text:style-name="T14"> <text:s/>Search branch targets for a label matching the fetched operand. <text:s/>The operand literal is assigned to $VALUE (the requested branch target is validated).</text:span></text:p>
      <text:p text:style-name="P11"><text:span text:style-name="T7">symbol &lt;table&gt;: </text:span><text:span text:style-name="T14"><text:s/>Search a named symbol table for an identifier which matches the fetched operand. <text:s/>The value of the identifier is assigned to $VALUE.</text:span></text:p>
      <text:p text:style-name="P23">pick &lt;indicator&gt;: <text:s/><text:span text:style-name="T10">Append a type indicator to the code template selector. <text:s/>(The results of each "pick" statement are concatenated and used to select assembly language fragments). <text:s/>typically these will append one char to the template (though longer strings should also work).</text:span></text:p>
      <text:p text:style-name="P35">sub &lt;name&gt;: <text:s/></text:p>
      <text:p text:style-name="P23">code &lt;opt-name&gt;: <text:s/><text:span text:style-name="T10">Create and/or append a block of code to the code output or to a named code buffer. <text:s/>The code block is transformed with string interpolation against local and global variables (same as with variable assignemnt, but at a larger scale). <text:s/>The contained code block is treated as a multi-line string literal (not a subroutine). <text:s/></text:span></text:p>
      <text:p text:style-name="P23"/>
      <text:p text:style-name="P12"><text:span text:style-name="T7">select-operand:</text:span><text:span text:style-name="T14"> <text:s/>A switch-like statement which is used to select one subroutine to execute based on the value of an operand. <text:s/>This is the "manual" way to construct a type specifier. <text:s/>If any conditional statement that passes, the operation succeeds and no further conditional statements are evaluated. <text:s/>This success or failure propagates to a containing type specifier.</text:span></text:p>
      <text:p text:style-name="P15"><text:span text:style-name="T5">select-template: </text:span><text:s/>A switch-like statement which is used to select one subroutine to execute based on the value of the code-template selector.</text:p>
      <text:p text:style-name="P11"><text:line-break/></text:p>
      <text:p text:style-name="P15"><text:span text:style-name="T5">case &lt;literal ...&gt;:</text:span> <text:s/>Conditional statement. <text:s/>This accepts an argument from a containign switch-like statement and tests it against each of its parameters. <text:s/>If the argument is exactly equal to any parameter, then the condition passes and a nested subroutine is executed. <text:s/></text:p>
      <text:p text:style-name="P15"><text:span text:style-name="T5">match &lt;pattern ...&gt;:</text:span> <text:s/>Conditional statement. <text:s/>This accepts an argument from a containing switch-like statement and tests it against each of its parameters. <text:s/>This matches the arguemnt against a series of patterns. <text:s/>If any the argument matches any pattern, then the condition passes and a nested subroutine is executed. <text:s/>The pattern matcher has three operators: <text:s/>'.', '*', and literal. <text:s/>'.' matches any character. <text:s/>'*' matches any amount of anything up to [and excluding] the character which matches the next operator ("glob" operator). <text:s/>Anything else must be matched literally.</text:p>
      <text:p text:style-name="P11"/>
      <text:p text:style-name="P16"><text:span text:style-name="T5">scramble &lt;dest-register&gt; &lt;$code-name&gt; &lt;opt-$param&gt;:</text:span> <text:s/>Generate code for writing a "scrambled immediate" value to a register. <text:s/>This generates a random number and combines it with a the integer value of a variable (&lt;opt-$param&gt;, if not specified, the default is $VALUE (the variable which type-specifiation operators write integer values to)). <text:s/>The random number and the mixed number are assigned to intermediate variables. <text:s/>A special "scramble" subroutine is then invoked to generate code which un-scrambles the values and writes them to a register (&lt;dest-register&gt;). <text:s/>The scrambled values are what gets encoded in assembly/machine code. <text:s/>The generated code is assigned to a variable (&lt;$code-name&gt;) and is to be inserted into assembly code through the string interpolation by the "code" operator.</text:p>
      <text:p text:style-name="P37">Programming Language</text:p>
      <text:p text:style-name="P3">Tactyk specifies a minimalistic assembly-like grammar for code intended to be handled directly by the emit interface. <text:s/>The grammatic<text:span text:style-name="T3">al</text:span> constructs are instructions, directives, labels, and <text:span text:style-name="T16">indented</text:span> blocks. <text:s/></text:p>
      <text:p text:style-name="P3"/>
      <text:p text:style-name="P3">A label is any text, followed by a colon.</text:p>
      <text:p text:style-name="P3"/>
      <text:p text:style-name="P3">An instruction is a set of space-delimited tokens, and is terminated by a newline. <text:s/></text:p>
      <text:p text:style-name="P3"/>
      <text:p text:style-name="P3">A directive is a set of space-delimited tokens, is terminated by a newline, and may also contain a block.<text:line-break/></text:p>
      <text:p text:style-name="P6">A<text:span text:style-name="T16">n indented</text:span> block<text:span text:style-name="T16"> is a collection if lines which have leading whitespace. <text:s/>These blocks are used if heirarchy is or multiline content is needed. <text:s/>If an instruction or directive does not use blocks, then blocks are automatically unwound and treated as unindented lines (this allows blocks to be used as a readability aid).</text:span></text:p>
      <text:p text:style-name="P3"/>
      <text:p text:style-name="P3">Examples for each construct:</text:p>
      <text:p text:style-name="P4">label:</text:p>
      <text:p text:style-name="P4"/>
      <text:p text:style-name="P4">instruction operand1 operand2 operand3</text:p>
      <text:p text:style-name="P4"/>
      <text:p text:style-name="P4"><text:span text:style-name="T16">indented</text:span>-block</text:p>
      <text:p text:style-name="P4"><text:s text:c="2"/>1 2 3 4</text:p>
      <text:p text:style-name="P4"><text:s text:c="2"/>asdf</text:p>
      <text:p text:style-name="P5"/>
      <text:p text:style-name="P5">Labels are used to specify jump targets and invokable functions. <text:s/>These are used internally for branch instructions, and these also appear within the symbol table given to the host application.</text:p>
      <text:p text:style-name="P5"/>
      <text:p text:style-name="P5">Instructions are an instruction identifier, followed by a series of operands. <text:s/>The meaning of each in<text:span text:style-name="T3">s</text:span>truction and its operands are specified by the virtual instruction set architecture. </text:p>
      <text:p text:style-name="P5"/>
      <text:p text:style-name="P5">Directives are an instruction-like construct which is handled by the Programming Language parser. <text:s/></text:p>
      <text:p text:style-name="P5"/>
      <text:p text:style-name="P20">Builtin Directives:</text:p>
      <text:p text:style-name="P7"/>
      <text:p text:style-name="P19">Comments</text:p>
      <text:p text:style-name="P17">Any line which begins with '#' is a comment (will be ignored by the language interpreter).</text:p>
      <text:p text:style-name="P19"/>
      <text:p text:style-name="P21">struct &lt;name&gt;</text:p>
      <text:p text:style-name="P43"><text:tab/>&lt;opt-adjust&gt; &lt;bytes&gt; &lt;name&gt;</text:p>
      <text:p text:style-name="P34">Structs define a set of identifiers which are intended to be used for addressing blocks of memory. <text:s/>(Similar to C-structs)</text:p>
      <text:p text:style-name="P34">Each Struct consists of a top-level name and a block specifying a memory layout<text:span text:style-name="T16">. <text:s/>Each line in the layout specifies one struct entry. <text:s/>A struct entry is a word size (in bytes) followed by a name.</text:span></text:p>
      <text:p text:style-name="P34"/>
      <text:p text:style-name="P34">Example:</text:p>
      <text:p text:style-name="P34">struct SimpleStruct</text:p>
      <text:p text:style-name="P34"><text:s text:c="2"/>4 dwordA</text:p>
      <text:p text:style-name="P34"><text:s text:c="2"/>8 qwordB</text:p>
      <text:p text:style-name="P34"><text:s text:c="2"/>2 wordC<text:line-break/> <text:s/>1 byteD</text:p>
      <text:p text:style-name="P34"/>
      <text:p text:style-name="P34">This generates the following <text:span text:style-name="T16">identifiers</text:span> (which may be used in program code to address memory containing structured data):</text:p>
      <text:p text:style-name="P34">SimpleStruct.dwordA: 0</text:p>
      <text:p text:style-name="P34">SimpleStruct.qwordB: 8</text:p>
      <text:p text:style-name="P34">SimpleStruct.wordC: 12</text:p>
      <text:p text:style-name="P34">SimpleStruct.byteD: 14</text:p>
      <text:p text:style-name="P34"/>
      <text:p text:style-name="P36">Additionally, it creates a constant to indicate the size (in bytes) of the struct:</text:p>
      <text:p text:style-name="P36">SimpleStruct_size: 15</text:p>
      <text:p text:style-name="P34"/>
      <text:p text:style-name="P34">Structs also include two special operators to allow them to be used to represent union types. <text:s/>The '&gt;' operator causes subsequent entries to restart from offset 0. <text:s/>The '.' operator prevents the next entry from incrementing the offset (causing the next two entries to use the same offset).<text:span text:style-name="T16"> <text:s/>These operators are placed</text:span></text:p>
      <text:p text:style-name="P7"/>
      <text:p text:style-name="P19">mem &lt;name&gt; &lt;size&gt;</text:p>
      <text:p text:style-name="P7">Defines a block of statically allocated memory. <text:s/>The default layout is a flat array of 8-byte entries (each one 8-byte field). <text:s/>The name is the identifier to use for binding the memory block to an address register. <text:s text:c="3"/>Size specifies the number of fields in the memory block. <text:s/>If the name of the memory block matches the name of a struct, then the size of the struct (in bytes) will be the used as the size of an entry (size in bytes will be &lt;size&gt; * struct.size).</text:p>
      <text:p text:style-name="P7"/>
      <text:p text:style-name="P7">(This should be revised to use a distinct property to declare layout, as well as to allow a literal byte length to be used)</text:p>
      <text:p text:style-name="P7"/>
      <text:p text:style-name="P20">extmem &lt;name&gt;</text:p>
      <text:p text:style-name="P7">Specifies a <text:s/>memory block which is to be provided by the host application. <text:s/>The host application is responsible for allocating it and declaring the size of each entry and number of entries. <text:s/></text:p>
      <text:p text:style-name="P7"/>
      <text:p text:style-name="P21">data &lt;name&gt; </text:p>
      <text:p text:style-name="P21"><text:span text:style-name="T16"><text:tab/></text:span>&lt;values&gt;</text:p>
      <text:p text:style-name="P7">Statically allocated and initialized memory. <text:s/>&lt;name&gt; is the name of the data structure. <text:s/>If the name matches the name of a struct, then the struct will be used for type and size of each field. <text:s/>If no struct definition is available, this defaults to a one-entry memory block with one 8-byte field for each value. <text:s/>&lt;values&gt; is an ordered list of values to parse and load into the memory block.</text:p>
      <text:p text:style-name="P7"/>
      <text:p text:style-name="P7">(This should be revised to use a distinct property to declare layout)</text:p>
      <text:p text:style-name="P7"/>
      <text:p text:style-name="P7">See "Prototype Virtual ISA" for operations which the prototype implements. </text:p>
      <text:p text:style-name="P38"/>
      <text:p text:style-name="P39">Virtual Machine</text:p>
      <text:p text:style-name="P5">The virtual machine (at least so far as the immediate concerns of the host application developer go) is the interface between the host application and the sandbox. <text:s/>The virtual machine is used to invoke functions belonging to the sandboxed application. <text:s/>The virtual machine operates on a Context and a Program. <text:s/></text:p>
      <text:p text:style-name="P5">The Context is essentially the local context and stack for a single function call, as well as any *memory the function may access. <text:s/>Contexts generally expected to be used for individual function calls, but may also represent coroutines.</text:p>
      <text:p text:style-name="P5"/>
      <text:p text:style-name="P5">The Program is the generated binary, symbol table, and any statically allocated *memory attached to the program.</text:p>
      <text:p text:style-name="P5"/>
      <text:p text:style-name="P5">(*) Not implemented to spec in the prototype - the prototype uses a static/global layout, and so will fail if a tactyk program needs to used in an object-oriented manner.</text:p>
      <text:p text:style-name="P5"/>
      <text:p text:style-name="P5"/>
      <text:p text:style-name="P41">Prototype Virtual ISA</text:p>
      <text:p text:style-name="P27"/>
      <text:p text:style-name="P30">A description of all functional aspects of the programming language as implemented in the prototype - this may be considered an example of what is to be supported through Virtual ISA configuration<text:span text:style-name="T12">. <text:s/></text:span></text:p>
      <text:p text:style-name="P30"/>
      <text:p text:style-name="P45">NOTE: <text:s/>When this document was written all operators were implemented. <text:s/>TACTYK has since received two major refactorings, so some of these instructions have not yet been updated (it may be preferable to replace a few items, especially as one of said major refactoring jobs mostly eliminated the need to use a CPU register to store a virtual instruction pointer).</text:p>
      <text:p text:style-name="P27"/>
      <text:p text:style-name="P27">shorthand operand specification</text:p>
      <text:p text:style-name="P27">{&lt;src or dest&gt;: &lt;options&gt; }</text:p>
      <text:p text:style-name="P27">"src" indicates a register or memory location to read from or a constant</text:p>
      <text:p text:style-name="P27">"dest" indicates a register or memory location to write to.</text:p>
      <text:p text:style-name="P27">&lt;options&gt; is the list of items which may be used for for the operand.</text:p>
      <text:p text:style-name="P27"/>
      <text:p text:style-name="P27">data: <text:s/>data register</text:p>
      <text:p text:style-name="P27">addr: <text:s/>address register</text:p>
      <text:p text:style-name="P27">imm: <text:s/>immediate value (literal or compile-time constant)</text:p>
      <text:p text:style-name="P27">mem: <text:s/>memory block identifier</text:p>
      <text:p text:style-name="P27">label: <text:s/>a named position in program code.</text:p>
      <text:p text:style-name="P27">api: <text:s/>C function provided by the host application.</text:p>
      <text:p text:style-name="P27"/>
      <text:p text:style-name="P27">run</text:p>
      <text:p text:style-name="P27">Assembly entry point. <text:s/>This is invoked whenever control passed form the host application to the sandbox. <text:s/>It is used to perform the context switch. <text:s/>This is not callable from scripted content, but it is a crit<text:span text:style-name="T3">i</text:span>cal part of the Virtual ISA.</text:p>
      <text:p text:style-name="P27"/>
      <text:p text:style-name="P27">break</text:p>
      <text:p text:style-name="P27">Suspend execution, restore native context, and yield back to the host application. <text:s/>Execution may be resumed at a later time.</text:p>
      <text:p text:style-name="P27"/>
      <text:p text:style-name="P27">exit</text:p>
      <text:p text:style-name="P27">Halt program execution, restore native context, and return to the host application. <text:s/>The context may be reused to call</text:p>
      <text:p text:style-name="P27">another function.</text:p>
      <text:p text:style-name="P27"/>
      <text:p text:style-name="P27">step</text:p>
      <text:p text:style-name="P27">If the stepper flag is set, then this performs the same operation as 'break'. <text:s/>Otherwise ignore it and proceed. <text:s/>This is for yielding when running under a debugger.</text:p>
      <text:p text:style-name="P27"/>
      <text:p text:style-name="P27">assign {dest: data} {src: data imm<text:span text:style-name="T15"> addrN.offset</text:span>}</text:p>
      <text:p text:style-name="P27">dest := src</text:p>
      <text:p text:style-name="P32">addrN.offset is a special operator which calculates the difference between the pointer on an address register and the base address (and its attachment to the "assign" operation may be regarded as a demonstration of the flexibility of the Virtual ISA configuration system). <text:s/></text:p>
      <text:p text:style-name="P27"/>
      <text:p text:style-name="P27"><text:soft-page-break/>add {dest: data} {src: data imm}</text:p>
      <text:p text:style-name="P27">dest := dest + src</text:p>
      <text:p text:style-name="P27"/>
      <text:p text:style-name="P27">sub {dest: data} {src: data imm}</text:p>
      <text:p text:style-name="P27">dest := dest - src</text:p>
      <text:p text:style-name="P27"/>
      <text:p text:style-name="P27">mul {dest: data} {src: data imm}</text:p>
      <text:p text:style-name="P27">dest := dest * src</text:p>
      <text:p text:style-name="P27">div {dest: data} {src: data imm}</text:p>
      <text:p text:style-name="P27">dest := dest / src</text:p>
      <text:p text:style-name="P27"/>
      <text:p text:style-name="P27">modulo {dest: data} {src: data imm}</text:p>
      <text:p text:style-name="P27">dest := dest % srcmin {dest: data} {src: data imm}</text:p>
      <text:p text:style-name="P27">(remainder of dest / src)</text:p>
      <text:p text:style-name="P27"/>
      <text:p text:style-name="P27">min {dest: data} {src: data imm}</text:p>
      <text:p text:style-name="P27">dest := min(dest, src)</text:p>
      <text:p text:style-name="P27"/>
      <text:p text:style-name="P27">max {dest: data} {src: data imm}</text:p>
      <text:p text:style-name="P27">dest := max(dest, src)</text:p>
      <text:p text:style-name="P27"/>
      <text:p text:style-name="P27">and {dest: data} {src: data imm}</text:p>
      <text:p text:style-name="P27">dest := dest &amp; src</text:p>
      <text:p text:style-name="P27">bitwise and</text:p>
      <text:p text:style-name="P27"/>
      <text:p text:style-name="P27">or {dest: data} {src: data imm}</text:p>
      <text:p text:style-name="P27">dest := dest | src</text:p>
      <text:p text:style-name="P27">bitwise or</text:p>
      <text:p text:style-name="P27"/>
      <text:p text:style-name="P27">xor {dest: data} {src: data imm}</text:p>
      <text:p text:style-name="P27">dest := dest ^ src</text:p>
      <text:p text:style-name="P27">bitwise exclusive or</text:p>
      <text:p text:style-name="P27"/>
      <text:p text:style-name="P27">swap {a: data} {b: data}</text:p>
      <text:p text:style-name="P27">temp := a</text:p>
      <text:p text:style-name="P27">a := b</text:p>
      <text:p text:style-name="P27">b := temp</text:p>
      <text:p text:style-name="P27"/>
      <text:p text:style-name="P27">inc {dest: data}</text:p>
      <text:p text:style-name="P27">dest := dest + 1</text:p>
      <text:p text:style-name="P27">increment</text:p>
      <text:p text:style-name="P27"/>
      <text:p text:style-name="P27">dec {dest: data}</text:p>
      <text:p text:style-name="P27">dest := dest - 1</text:p>
      <text:p text:style-name="P27">decrement</text:p>
      <text:p text:style-name="P27"/>
      <text:p text:style-name="P27">invert {dest: data}Conservative/</text:p>
      <text:p text:style-name="P27">dest := dest ^ (-1)</text:p>
      <text:p text:style-name="P27">bitwise complement</text:p>
      <text:p text:style-name="P27"><text:soft-page-break/></text:p>
      <text:p text:style-name="P27">negate {dest: data}</text:p>
      <text:p text:style-name="P27">dest := -dest</text:p>
      <text:p text:style-name="P27"/>
      <text:p text:style-name="P27">shift { direction } { dest: data } { src: data imm }</text:p>
      <text:p text:style-name="P27">apply a bit shift to the content of a data register</text:p>
      <text:p text:style-name="P27">direction modifier:</text:p>
      <text:p text:style-name="P27"><text:tab/>"left" "Left" "LEFT": <text:s/>shift left</text:p>
      <text:p text:style-name="P27"><text:tab/>"right" "Right" "RIGHT": <text:s/>shift right</text:p>
      <text:p text:style-name="P27"/>
      <text:p text:style-name="P27">rotate { direction } { dest: data } { src: data imm }</text:p>
      <text:p text:style-name="P27">apply a bit rotate to the content of a data register (bit shift with wraparound)</text:p>
      <text:p text:style-name="P27">direction modifier:</text:p>
      <text:p text:style-name="P27"><text:tab/>"left" "Left" "LEFT": <text:s/>rotate left</text:p>
      <text:p text:style-name="P27"><text:tab/>"right" "Right" "RIGHT": <text:s/>rotate right</text:p>
      <text:p text:style-name="P27"/>
      <text:p text:style-name="P27">cpuclocks</text:p>
      <text:p text:style-name="P27">Get clock cycles since system power-up and assign it to diagnostic output entry #1 (output of assembly instruction "rdtsc").</text:p>
      <text:p text:style-name="P27">Notes: <text:s/>Diagnostic output is not accessible to scripted content, but may be freely read by the host application. <text:s/>This is used for performance testing. <text:s/>Security constraints forbid script access to high-precision timers.</text:p>
      <text:p text:style-name="P27"/>
      <text:p text:style-name="P27">goto {branch: data label imm}</text:p>
      <text:p text:style-name="P27">unconditional jump</text:p>
      <text:p text:style-name="P27">Note: <text:s/>If a label is used as the branch target, then the fast vers<text:span text:style-name="T3">i</text:span>on is used. <text:s/>If it's a data register or generic immediate, then the jump has to be checked.</text:p>
      <text:p text:style-name="P27">fastcall {branch: data label imm}</text:p>
      <text:p text:style-name="P27">Stores the current instruction pointer onto the "fastbranch" register then jump. </text:p>
      <text:p text:style-name="P27">This does not replace the current context (data and address registers retained across fastcall and fastreturn)</text:p>
      <text:p text:style-name="P27">The "fastcall" can not handle more than one level or nesting or recu<text:span text:style-name="T3">r</text:span>sion (will only be able to return form the mot recent fastcall. <text:s/>And likewise, if using other flow-control operators which do not completely replace the current context, fastcalls higher up on the stack will overwrite the instruction pointer set by an earlier fastcall. <text:s/>If that is usable behavior, enjoy!, otherwise, avoid using fastcall for anything which can potentially cause a fastcall.</text:p>
      <text:p text:style-name="P27">NOTE: <text:s/>This operation is mostly for getting some use out of a cleared stack register. <text:s/>(a jump table index is what gets stored and used for the return, which is guaranteed to be a small value and thus [if ASLR is in use] is unlikely to reference a mapped address).</text:p>
      <text:p text:style-name="P27"/>
      <text:p text:style-name="P27">fastreturn</text:p>
      <text:p text:style-name="P27">return from a fastcall</text:p>
      <text:p text:style-name="P27"/>
      <text:p text:style-name="P28"/>
      <text:p text:style-name="P27">lwcall {branch: label}</text:p>
      <text:p text:style-name="P27">lightweight call</text:p>
      <text:p text:style-name="P27">Push the instruction pointer onto the lightweight call stack and jump. <text:s/></text:p>
      <text:p text:style-name="P27">This does not replace the current context (data and address registers retained across lwcall and lwreturn)</text:p>
      <text:p text:style-name="P27"/>
      <text:p text:style-name="P27">lwreturn</text:p>
      <text:p text:style-name="P27">return from a lightweight call</text:p>
      <text:p text:style-name="P27"/>
      <text:p text:style-name="P27">if {a: data imm} {test} {b: data imm} {branch: label}</text:p>
      <text:p text:style-name="P27">Conditional jump</text:p>
      <text:p text:style-name="P27">{a} and {b} are the values to compare</text:p>
      <text:p text:style-name="P27">{test} specifies which comparator to use.</text:p>
      <text:p text:style-name="P27">Comparators:</text:p>
      <text:p text:style-name="P27"><text:tab/>'&lt;' 'lt' 'LT': <text:s/>less than</text:p>
      <text:p text:style-name="P27"><text:tab/>'&lt;=' 'le' 'LE': <text:s/>less than or equal to</text:p>
      <text:p text:style-name="P27"><text:tab/>'==' 'eq' 'EQ': <text:s/>equal to</text:p>
      <text:p text:style-name="P27"><text:tab/>'&gt;=' 'ge' 'GE': <text:s/>greater than or equal to</text:p>
      <text:p text:style-name="P27"><text:tab/>'&gt;' 'gt' 'GT': <text:s/>greater than</text:p>
      <text:p text:style-name="P27"><text:tab/>'!=' '~=' 'neq' 'NEQ': <text:s/>not equal to</text:p>
      <text:p text:style-name="P27">If the test passes, a jump to the specified branch is preformed.</text:p>
      <text:p text:style-name="P27"/>
      <text:p text:style-name="P27">bind {dest: addr} {src: data mem}</text:p>
      <text:p text:style-name="P27">Bind a memory block to an address register.</text:p>
      <text:p text:style-name="P27">This also loads offset and bounds fields into the context data structure.</text:p>
      <text:p text:style-name="P27">Note: <text:s/>When referencing by register content, memory blocks ID is required.</text:p>
      <text:p text:style-name="P27"/>
      <text:p text:style-name="P27">load { type } { dest: data } { src: addr } { offset: data imm }</text:p>
      <text:p text:style-name="P27">Read a value from memory bound to an address register ("src") and store it in a data register ("dest")</text:p>
      <text:p text:style-name="P27">The "type" field specifies the word size (1,2,4, or 8 bytes).</text:p>
      <text:p text:style-name="P27">The "offset" field specifies the field offset (in bytes, generally specified with a struct).</text:p>
      <text:p text:style-name="P27">The address read is base-address + array-offset + field-offset.</text:p>
      <text:p text:style-name="P27">Array offset is provided by a context field (and is changed through the offset operation - specified below)</text:p>
      <text:p text:style-name="P27"/>
      <text:p text:style-name="P27">store { type } { dest: addr } { offset: data imm } { src: data }</text:p>
      <text:p text:style-name="P27">Write the content of a data register to bound memory</text:p>
      <text:p text:style-name="P27">This is similar to the load operation, but the fields are re-arranged such that the memory location and offset appear on the left and the data-register reference is on the right (since it is memory being written to)</text:p>
      <text:p text:style-name="P27"/>
      <text:p text:style-name="P27">offset { dest: addr } { src: data imm }</text:p>
      <text:p text:style-name="P27">Apply an array-offset to an address register</text:p>
      <text:p text:style-name="P27">This is a byte offset, so if using structured data you'll probably want to ensure the offset value</text:p>
      <text:p text:style-name="P27">is an integer multiple of the data structure size (in bytes).</text:p>
      <text:p text:style-name="P27"><text:soft-page-break/>(The array offset represents entry index within a block of memory containing multiple instances of a data structure, and the field offset references a field within the indexed data structure)</text:p>
      <text:p text:style-name="P27"/>
      <text:p text:style-name="P27">push { dest: addr } { src: data imm }</text:p>
      <text:p text:style-name="P27">Push a value onto a stack.</text:p>
      <text:p text:style-name="P27">This interprets bound memory as a stack with 8-byte words for each entry.</text:p>
      <text:p text:style-name="P27">Formally, this increments the "dest" address by 8, applies bounds-checking, then writes the "src" value to the memory.</text:p>
      <text:p text:style-name="P27"/>
      <text:p text:style-name="P27">pop { dest: data } { src: addr }</text:p>
      <text:p text:style-name="P27">Pop a value off the stack and assign it to a data register</text:p>
      <text:p text:style-name="P27">This interprets bound memory as a stack with 8-byte words for each entry.</text:p>
      <text:p text:style-name="P27">Formally, this reads the memory at the "src" address, writes it to the "dest" register, decrements the address by 8, and applies bounds-checking</text:p>
      <text:p text:style-name="P27"/>
      <text:p text:style-name="P27">ccall { func: api } { dest [optional]: data }</text:p>
      <text:p text:style-name="P27">Call a C function and optionally store the result in a data register.</text:p>
      <text:p text:style-name="P31">Data registers are the arguments passed to the C function.</text:p>
      <text:p text:style-name="P31">(the prototype only implements a limited subset [integer arguments] of the C calling convention for the "unix64" ABI [as described in section 12.3 of the NASM documentation https://www.nasm.us/xdoc/2.16.01/html/nasmdo12.html]).</text:p>
      <text:p text:style-name="P27">This function encapsulates all the restricted behavior needed to restore the native context, call into a C function, capture the returned value, restore the sandboxed context, and transfer in the returned value.</text:p>
      <text:p text:style-name="P48"/>
      <text:p text:style-name="P28"/>
      <text:p text:style-name="P27"/>
      <text:p text:style-name="P44">The Micorcontext Stack</text:p>
      <text:p text:style-name="P49">The "microcontext" stack is dedicated storage space for local variables. <text:s/>Each entry on the microcontext stack is called a "stash". <text:s/>Individaul stashes are accessed by "push" and "pop" operations. <text:s/>Items within the stash are accessed through "stash" and "unstash" operations. <text:s/>Stashes have a fixed layout and items contained within are not directly addressable -- instead, each item in the stash shadows a register or a set of fields within the program context. <text:s/>A "stash" command copies data directly to one of the shadowing slots in the stash, and an "unstash" command moves data to whatever the slot shadows.</text:p>
      <text:p text:style-name="P27"/>
      <text:p text:style-name="P27">When interacting with the microcontext stash, data and address entries are referenced by flags. </text:p>
      <text:p text:style-name="P27">The address flags are <text:span text:style-name="T15">@</text:span>1,<text:span text:style-name="T15">@</text:span>2,<text:span text:style-name="T15">@</text:span>3,<text:span text:style-name="T15">@</text:span>4 -- shadowing the respective address registers &amp; supplemental context data.</text:p>
      <text:p text:style-name="P27">The data flags for the 1st bank are are a<text:span text:style-name="T15">1</text:span>,b<text:span text:style-name="T15">1</text:span>,c<text:span text:style-name="T15">1</text:span>,d<text:span text:style-name="T15">1</text:span>,e<text:span text:style-name="T15">1</text:span>,f<text:span text:style-name="T15">1</text:span></text:p>
      <text:p text:style-name="P29">The data flags for the 2nd bank are are a<text:span text:style-name="T15">2</text:span>,b<text:span text:style-name="T15">2</text:span>,c<text:span text:style-name="T15">2</text:span>,d<text:span text:style-name="T15">2</text:span>,e<text:span text:style-name="T15">2</text:span>,f<text:span text:style-name="T15">2</text:span></text:p>
      <text:p text:style-name="P29">The data flags for the 3rd bank are are a<text:span text:style-name="T15">3</text:span>,b<text:span text:style-name="T15">3</text:span>,c<text:span text:style-name="T15">3</text:span>,d<text:span text:style-name="T15">3</text:span>,e<text:span text:style-name="T15">3</text:span>,f<text:span text:style-name="T15">3</text:span></text:p>
      <text:p text:style-name="P27"/>
      <text:p text:style-name="P47"/>
      <text:p text:style-name="P47">stash { flags }</text:p>
      <text:p text:style-name="P47">Copies specified registers into the microcontext stash. </text:p>
      <text:p text:style-name="P47"/>
      <text:p text:style-name="P47">unstash { flags }</text:p>
      <text:p text:style-name="P47">Restore stashed data to the registers.</text:p>
      <text:p text:style-name="P47"/>
      <text:p text:style-name="P49">mctxpush</text:p>
      <text:p text:style-name="P49">Push a stash onto the microcontext stack</text:p>
      <text:p text:style-name="P49"/>
      <text:p text:style-name="P49">mctxpop</text:p>
      <text:p text:style-name="P49">Pop a stash off the microcontext st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Liberation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iberation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WenQuanYi Micro Hei" style:font-family-asian="'WenQuanYi Micro Hei'"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ans" style:font-family-complex="'Liberation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ans" style:font-family-complex="'Liberation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iberation Sans" style:font-family-complex="'Liberation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7T11:39:19.374782785</meta:creation-date>
    <dc:date>2023-04-06T16:19:09.324280527</dc:date>
    <meta:editing-duration>P2DT20H22M49S</meta:editing-duration>
    <meta:editing-cycles>21</meta:editing-cycles>
    <meta:generator>LibreOffice/7.4.6.2$Linux_X86_64 LibreOffice_project/40$Build-2</meta:generator>
    <meta:document-statistic meta:table-count="0" meta:image-count="0" meta:object-count="0" meta:page-count="17" meta:paragraph-count="265" meta:word-count="4645" meta:character-count="29000" meta:non-whitespace-character-count="24383"/>
  </office:meta>
</office:document-meta>
</file>